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5300000133FC145E4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25in"/>
    </style:style>
    <style:style style:name="Table10.C" style:family="table-column">
      <style:table-column-properties style:column-width="1in"/>
    </style:style>
    <style:style style:name="Table10.D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0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8" style:family="paragraph" style:parent-style-name="Table_20_Contents">
      <style:text-properties officeooo:rsid="003c9d6c" officeooo:paragraph-rsid="0027bc2e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1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2" style:family="paragraph" style:parent-style-name="Table_20_Contents">
      <style:text-properties officeooo:rsid="003c9d6c" officeooo:paragraph-rsid="0027bc2e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fo:font-size="12pt" officeooo:paragraph-rsid="0027bc2e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5" style:family="paragraph" style:parent-style-name="Table_20_Contents">
      <style:text-properties officeooo:paragraph-rsid="0027bc2e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17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27bc2e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1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7bc2e"/>
    </style:style>
    <style:style style:name="P23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4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officeooo:paragraph-rsid="002e2b3b"/>
    </style:style>
    <style:style style:name="P28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2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fo:color="#000000" officeooo:rsid="002e2b3b"/>
    </style:style>
    <style:style style:name="T9" style:family="text">
      <style:text-properties officeooo:rsid="013d0498"/>
    </style:style>
    <style:style style:name="T10" style:family="text">
      <style:text-properties officeooo:rsid="003c9d6c"/>
    </style:style>
    <style:style style:name="T11" style:family="text">
      <style:text-properties style:use-window-font-color="true" officeooo:rsid="003c9d6c"/>
    </style:style>
    <style:style style:name="T12" style:family="text">
      <style:text-properties style:use-window-font-color="true" officeooo:rsid="003c9d6c" fo:background-color="#ffffff" loext:char-shading-value="0"/>
    </style:style>
    <style:style style:name="T13" style:family="text">
      <style:text-properties officeooo:rsid="003c9d6c" fo:background-color="#ffffff" loext:char-shading-value="0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/>
    </style:style>
    <style:style style:name="T18" style:family="text">
      <style:text-properties officeooo:rsid="00fe26bd"/>
    </style:style>
    <style:style style:name="T19" style:family="text">
      <style:text-properties officeooo:rsid="010c2cfe"/>
    </style:style>
    <style:style style:name="T20" style:family="text">
      <style:text-properties officeooo:rsid="0059ec4d"/>
    </style:style>
    <style:style style:name="T21" style:family="text">
      <style:text-properties officeooo:rsid="002ae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2618in" svg:y="0.211in" svg:width="0.8898in" svg:height="0.8055in" draw:z-index="3"><draw:image xlink:href="Pictures/100000000000015300000133FC145E41.jpg" xlink:type="simple" xlink:show="embed" xlink:actuate="onLoad"/></draw:frame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/text:p>
      <text:p text:style-name="Standard"/>
      <text:p text:style-name="P28"/>
      <text:p text:style-name="P6">C<text:span text:style-name="T18">ertidão De Inscrição</text:span></text:p>
      <text:p text:style-name="P6"/>
      <text:p text:style-name="P23"><text:text-input text:description="${documentSignature.responsibleName}">${documentSignature.responsibleName}</text:text-input><text:span text:style-name="T10">, </text:span><text:span text:style-name="T10"><text:text-input text:description="${lang.pt(documentSignature.responsibleFunction)}">${lang.pt(documentSignature.responsibleFunction)}</text:text-input></text:span><text:span text:style-name="T10"> da </text:span><text:span text:style-name="T6">Faculdade de </text:span><text:span text:style-name="T8">Medicina Veterinária</text:span><text:span text:style-name="T6"> da Universidade de Lisboa,</text:span></text:p>
      <text:p text:style-name="P24"><text:span text:style-name="T10">Certifica, em face dos registos existentes nesta Faculdade, que </text:span><text:span text:style-name="T10"><text:text-input text:description="${person.name}">${person.name}</text:text-input></text:span><text:span text:style-name="T10">, </text:span><text:span text:style-name="T10"><text:text-input text:description="[#if person.female]">[#if person.female]</text:text-input></text:span><text:span text:style-name="T10">aluna</text:span><text:span text:style-name="T10"><text:text-input text:description="[#elseif person.male]">[#elseif person.male]</text:text-input></text:span><text:span text:style-name="T10">aluno</text:span><text:span text:style-name="T10"><text:text-input text:description="[/#if]">[/#if]</text:text-input></text:span><text:span text:style-name="T10"> n.º </text:span><text:span text:style-name="T10"><text:text-input text:description="${person.student.number}">${person.student.number}</text:text-input></text:span><text:span text:style-name="T10">, </text:span><text:span text:style-name="T10"><text:text-input text:description="[#if person.female]">[#if person.female]</text:text-input></text:span><text:span text:style-name="T10">nascida</text:span><text:span text:style-name="T10"><text:text-input text:description="[#elseif person.male]">[#elseif person.male]</text:text-input></text:span><text:span text:style-name="T10">nascido</text:span><text:span text:style-name="T10"><text:text-input text:description="[/#if]">[/#if]</text:text-input></text:span><text:span text:style-name="T10"> a </text:span><text:span text:style-name="T10"><text:text-input text:description="${lang.pt(dates.extendedDate(person.dateOfBirthYearMonthDay))}">${lang.pt(dates.extendedDate(person.dateOfBirthYearMonthDay))}</text:text-input></text:span><text:span text:style-name="T10">, </text:span><text:span text:style-name="T10"><text:text-input text:description="[#if person.female]">[#if person.female]</text:text-input></text:span><text:span text:style-name="T10">portadora</text:span><text:span text:style-name="T10"><text:text-input text:description="[#elseif person.male]">[#elseif person.male]</text:text-input></text:span><text:span text:style-name="T10">portador</text:span><text:span text:style-name="T10"><text:text-input text:description="[/#if]">[/#if]</text:text-input></text:span><text:span text:style-name="T10"> do</text:span><text:span text:style-name="T11"> </text:span><text:text-input text:description="${person.idDocumentType.localizedNameI18N}">${lang.pt(person.idDocumentType.localizedNameI18N)}</text:text-input><text:span text:style-name="T12"> n.º </text:span><text:text-input text:description="${person.documentIdNumber}">${person.documentIdNumber}</text:text-input><text:span text:style-name="T10">, </text:span><text:span text:style-name="T10"><text:text-input text:description="[#if person.female]">[#if person.female]</text:text-input></text:span><text:span text:style-name="T10">filha</text:span><text:span text:style-name="T10"><text:text-input text:description="[#elseif person.male]">[#elseif person.male]</text:text-input></text:span><text:span text:style-name="T10">filho</text:span><text:span text:style-name="T10"><text:text-input text:description="[/#if]">[/#if]</text:text-input></text:span><text:span text:style-name="T10"> de </text:span><text:span text:style-name="T10"><text:text-input text:description="${person.nameOfFather}">${person.nameOfFather}</text:text-input></text:span><text:span text:style-name="T10"> e de </text:span><text:span text:style-name="T10"><text:text-input text:description="${person.nameOfMother}">${person.nameOfMother}</text:text-input></text:span><text:span text:style-name="T10">, está </text:span><text:span text:style-name="T10"><text:text-input text:description="[#if person.female]">[#if person.female]</text:text-input></text:span><text:span text:style-name="T10">inscrita</text:span><text:span text:style-name="T10"><text:text-input text:description="[#elseif person.male]">[#elseif person.male]</text:text-input></text:span><text:span text:style-name="T10">inscrito</text:span><text:span text:style-name="T10"><text:text-input text:description="[/#if]">[/#if]</text:text-input></text:span><text:span text:style-name="T10"> no</text:span><text:span text:style-name="T13"> </text:span><text:text-input text:description="${curriculumInformation.curricularYear}">${curriculumInformation.curricularYear}</text:text-input><text:span text:style-name="T13">.º Ano, </text:span><text:span text:style-name="T10">no Curso de </text:span><text:span text:style-name="T10"><text:text-input text:description="${lang.pt(curricularPlanInformation.degreeName)}">${lang.pt(curricularPlanInformation.degreeName)}</text:text-input></text:span><text:span text:style-name="T10">, </text:span><text:span text:style-name="T13">no ano letivo de </text:span><text:text-input text:description="${executionYearName}">${executionYearName}</text:text-input><text:text-input text:description="[#if serviceRequest.detailed]">[#if serviceRequest.detailed]</text:text-input><text:span text:style-name="T10">, na(s) seguinte(s) unidade(s) curricular(es):</text:span><text:text-input text:description="[#if !serviceRequest.detailed]">[#elseif !serviceRequest.detailed]</text:text-input><text:span text:style-name="T10">.</text:span><text:text-input text:description="[/#if]">[/#if]</text:text-input></text:p>
      <text:p text:style-name="P8"/>
      <text:p text:style-name="P15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8">Código</text:p>
          </table:table-cell>
          <table:table-cell table:style-name="Table10.A1" office:value-type="string">
            <text:p text:style-name="P19">Unidade(s) Curricular(es)</text:p>
          </table:table-cell>
          <table:table-cell table:style-name="Table10.A1" office:value-type="string">
            <text:p text:style-name="P17">Semestre</text:p>
          </table:table-cell>
          <table:table-cell table:style-name="Table10.A1" office:value-type="string">
            <text:p text:style-name="P19">ECTS</text:p>
          </table:table-cell>
        </table:table-row>
        <table:table-row table:style-name="Table10.2">
          <table:table-cell table:style-name="Table10.A2" office:value-type="string">
            <text:p text:style-name="P20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0.B2" office:value-type="string">
            <text:p text:style-name="P22"><text:text-input text:description="${lang.pt(enrolment.name)}">${lang.pt(enrolment.name)}</text:text-input></text:p>
          </table:table-cell>
          <table:table-cell table:style-name="Table10.C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0.D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12"/>
      <text:p text:style-name="P12"><text:text-input text:description="[/#if]">[/#if]</text:text-input></text:p>
      <text:p text:style-name="P10"><text:text-input text:description="[#if serviceRequest.documentPurposeType??]">[#if serviceRequest.documentPurposeType??]</text:text-input></text:p>
      <text:p text:style-name="P15"><text:text-input text:description="[#if serviceRequest.documentPurposeType == &quot;FAMILY_ALLOWANCE&quot;]">[#if serviceRequest.documentPurposeType == "FAMILY_ALLOWANCE"]</text:text-input>Este certificado<text:span text:style-name="T3"> </text:span><text:span text:style-name="T4">serve como comprovativo</text:span> 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4">serve como comprovativo</text:span><text:span text:style-name="T5"> para </text:span><text:span text:style-name="T7">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5"/>
      <text:p text:style-name="P13"><text:text-input text:description="[/#if]">[/#if]</text:text-input></text:p>
      <text:p text:style-name="P14"><text:span text:style-name="T19">A</text:span> presente certi<text:span text:style-name="T19">dão</text:span> <text:span text:style-name="T20">vai</text:span> firmad<text:span text:style-name="T21">a</text:span> com o selo branco em uso nesta Faculdade.</text:p>
      <text:p text:style-name="P10"/>
      <text:p text:style-name="P10"/>
      <text:p text:style-name="P27"><text:span text:style-name="T6">Faculdade de </text:span><text:span text:style-name="T8">Medicina Veterinária</text:span><text:span text:style-name="T6"> da Universidade de Lisboa</text:span><text:span text:style-name="T16">, em </text:span><text:span text:style-name="T17"><text:text-input text:description="${lang.pt(dates.numericDate(localizedDate.nowDate()))}">${dates.numericDate(localizedDate.nowDate())}</text:text-input></text:span><text:span text:style-name="T14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6"><text:text-input text:description="[#if hasPricetag]">[#if hasPricetag]</text:text-input></text:p>
            <text:p text:style-name="P25"><text:span text:style-name="T15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5.B1" office:value-type="string">
            <text:p text:style-name="P11"><text:span text:style-name="T14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2b3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4T17:31:18.142823016</dc:date>
    <meta:editing-duration>PT52M54S</meta:editing-duration>
    <meta:editing-cycles>26</meta:editing-cycles>
    <meta:generator>LibreOffice/4.2.8.2$Linux_X86_64 LibreOffice_project/420m0$Build-2</meta:generator>
    <meta:document-statistic meta:table-count="3" meta:image-count="2" meta:object-count="0" meta:page-count="2" meta:paragraph-count="26" meta:word-count="351" meta:character-count="2681" meta:non-whitespace-character-count="2502"/>
  </office:meta>
</office:document-meta>
</file>